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.setUserType( UserType us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.setIdType( IdType i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.getUs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.getI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.setCount( long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29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